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9.5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b2b2b2" style:text-align-source="fix" style:repeat-content="false" fo:border="none" style:vertical-align="top"/>
      <style:paragraph-properties fo:text-align="start" fo:margin-left="0cm"/>
      <style:text-properties style:use-window-font-color="true"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>
      <style:text-properties fo:language="en" fo:country="U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de" fo:country="D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rovider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float" office:value="1005002284607011" calcext:value-type="float">
            <text:p>100500228460701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PB86 Push Button Green / Red / Yellow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string" calcext:value-type="string">
            <text:p>KS01-BLV-2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Push Button orange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string" calcext:value-type="string">
            <text:p>KS01-BLV-13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Push Button red/green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float" office:value="1005005792983870" calcext:value-type="float">
            <text:p>1005005792983870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Rectangle Momentary Push Button 6.3V Red / Yellow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float" office:value="1005004587725359" calcext:value-type="float">
            <text:p>1005004587725359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Rectangle Momentary Push Button Cover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string" calcext:value-type="string">
            <text:p>PEC11R-4215F-S0024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Rotary Encoder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float" office:value="1005004081506992" calcext:value-type="float">
            <text:p>1005004081506992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Rotary Encoder Knob</text:p>
          </table:table-cell>
        </table:table-row>
        <table:table-row table:style-name="ro2">
          <table:table-cell office:value-type="string" calcext:value-type="string">
            <text:p>Cable</text:p>
          </table:table-cell>
          <table:table-cell office:value-type="float" office:value="32998004363" calcext:value-type="float">
            <text:p>32998004363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Flat Ribbon Cable 1.27 8P / 10P</text:p>
          </table:table-cell>
        </table:table-row>
        <table:table-row table:style-name="ro2">
          <table:table-cell office:value-type="string" calcext:value-type="string">
            <text:p>Cable</text:p>
          </table:table-cell>
          <table:table-cell table:style-name="ce3" office:value-type="float" office:value="4001353071671" calcext:value-type="float">
            <text:p>400135307167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PH 2.0 2P / 4P / 5P / 7P Cable 10cm</text:p>
          </table:table-cell>
        </table:table-row>
        <table:table-row table:style-name="ro2">
          <table:table-cell office:value-type="string" calcext:value-type="string">
            <text:p>Cable</text:p>
          </table:table-cell>
          <table:table-cell table:style-name="ce4" office:value-type="float" office:value="4000058023349" calcext:value-type="float">
            <text:p>4000058023349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<text:span text:style-name="T1">XH 2.54 3P </text:span>Cable 20cm 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C49595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00nF 0805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C11375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1">100uF 16V </text:span>Case C 6032 TAJC107K016RNJ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C51990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0nF 0805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C1585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10uF 0805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C721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1">220uF 6.3V </text:span>Case C 6032 TAJC227K006RNJ</text:p>
          </table:table-cell>
        </table:table-row>
        <table:table-row table:style-name="ro2"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C7710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47uF 1210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C96371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DIN41612 32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ML-C2 32W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table:style-name="ce7" office:value-type="string" calcext:value-type="string">
            <text:p>DIN41612 32P A-C C (ept: 103-90014)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FL-C2 32G4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table:style-name="ce7" office:value-type="string" calcext:value-type="string">
            <text:p>DIN41612 32P A-C C (ept: 304-90014-01)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492445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5" office:value-type="string" calcext:value-type="string">
            <text:p><text:span text:style-name="T1">IDC 2x3 </text:span><text:span text:style-name="T2">PCB Mount SMT</text:span>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C60191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IDC 2x4 Crim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376157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IDC 2x4 Crimp PCB Mount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837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5" office:value-type="string" calcext:value-type="string">
            <text:p>IDC 2x5 Crim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3" office:value-type="float" office:value="1005002322214396" calcext:value-type="float">
            <text:p>1005002322214396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9" office:value-type="string" calcext:value-type="string">
            <text:p>IDC 2x5 Crimp Reverse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297759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5" office:value-type="string" calcext:value-type="string">
            <text:p><text:span text:style-name="T1">IDC 2x5 </text:span><text:span text:style-name="T2">PCB Mount</text:span>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4749178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5" office:value-type="string" calcext:value-type="string">
            <text:p><text:span text:style-name="T1">IDC 2x5 </text:span><text:span text:style-name="T2">PCB Mount SMT</text:span>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6" office:value-type="string" calcext:value-type="string">
            <text:p>C131337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PH 2.0 2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160352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PH 2.0 2P SMT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3" office:value-type="string" calcext:value-type="string">
            <text:p>C131334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PH 2.0 4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C160354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PH 2.0 4P SMT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3" office:value-type="string" calcext:value-type="string">
            <text:p>C15799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PH 2.0 5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3" office:value-type="string" calcext:value-type="string">
            <text:p>C15798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PH 2.0 7P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49240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Pin Header 1x02 2.54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49257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3">Pin Header 1</text:span>x03 2.54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288165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3">Pin Header 1</text:span>x11 1.27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3" office:value-type="float" office:value="1005004301488282" calcext:value-type="float">
            <text:p>1005004301488282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Pin Header 2.54 Multi Color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268513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Pin Header 2x02 2.54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49242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3">Pin Header </text:span>2x03 2.54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293592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Pin Header 2x06 2.54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124393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Pin Socket 1x12 1.27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TBG-5-PW-3P-GN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<text:span text:style-name="T4">Pluggable Terminal 3P </text:span>5.08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TBW-5.08-3P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<text:span text:style-name="T4">Pluggable Terminal 3P </text:span>5.08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float" office:value="1005004748652065" calcext:value-type="float">
            <text:p>1005004748652065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RJ45 Port IDC Straight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70861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RJ45 THT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float" office:value="926666961" calcext:value-type="float">
            <text:p>92666696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Screw Terminal 2P 5.08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float" office:value="926666961" calcext:value-type="float">
            <text:p>92666696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Screw Terminal 3P 5.08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Default" office:value-type="string" calcext:value-type="string">
            <text:p>105-0U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TAUR 105 Power Socket (green)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office:value-type="string" calcext:value-type="string">
            <text:p>TAUR 105-0R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office:value-type="string" calcext:value-type="string">
            <text:p>TAUR 105 Power Socket (red, yellow, gray)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1121883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TRS Audio Jack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692438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1">TRS </text:span>Audio Jack green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2884943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1">TRS </text:span>Audio Jack pink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640-USB3076-30-A</text:p>
          </table:table-cell>
          <table:table-cell table:style-name="ce6" office:value-type="string" calcext:value-type="string">
            <text:p><text:a xlink:href="https://www.mouser.de/" xlink:type="simple">https://www.mouser.de</text:a></text:p>
          </table:table-cell>
          <table:table-cell table:style-name="ce7" office:value-type="string" calcext:value-type="string">
            <text:p>USB Micro</text:p>
          </table:table-cell>
        </table:table-row>
        <table:table-row table:style-name="ro2">
          <table:table-cell office:value-type="string" calcext:value-type="string">
            <text:p>Connector</text:p>
          </table:table-cell>
          <table:table-cell table:style-name="ce4" office:value-type="string" calcext:value-type="string">
            <text:p>C742963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XH 2.54 3P</text:p>
          </table:table-cell>
        </table:table-row>
        <table:table-row table:style-name="ro2">
          <table:table-cell office:value-type="string" calcext:value-type="string">
            <text:p>Fuse</text:p>
          </table:table-cell>
          <table:table-cell table:style-name="ce5" office:value-type="string" calcext:value-type="string">
            <text:p>C88309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BHFUSE BSMD0805-005-15V 50ma/150mA</text:p>
          </table:table-cell>
        </table:table-row>
        <table:table-row table:style-name="ro2">
          <table:table-cell office:value-type="string" calcext:value-type="string">
            <text:p>Fuse</text:p>
          </table:table-cell>
          <table:table-cell table:style-name="ce5" office:value-type="string" calcext:value-type="string">
            <text:p>C88309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BHFUSE BSMD0805-010-15V 100mA/300mA</text:p>
          </table:table-cell>
        </table:table-row>
        <table:table-row table:style-name="ro2">
          <table:table-cell office:value-type="string" calcext:value-type="string">
            <text:p>Fuse</text:p>
          </table:table-cell>
          <table:table-cell table:style-name="ce5" office:value-type="string" calcext:value-type="string">
            <text:p>C91082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BHFUSE BSMD0805-100-12V 1A/2A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C207105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AP63205WU-7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C1339884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5" office:value-type="string" calcext:value-type="string">
            <text:p>ATTINY402-SSN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494-AVR64DD32-I/PT</text:p>
          </table:table-cell>
          <table:table-cell table:style-name="ce6" office:value-type="string" calcext:value-type="string">
            <text:p><text:a xlink:href="https://www.mouser.de/" xlink:type="simple">https://www.mouser.de</text:a></text:p>
          </table:table-cell>
          <table:table-cell table:style-name="ce7" office:value-type="string" calcext:value-type="string">
            <text:p>AVR64DD32 TQFP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C99652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CH340E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C10261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<text:span text:style-name="T1">DMG2301L-7 </text:span>P-Channel Mosfet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4" office:value-type="string" calcext:value-type="string">
            <text:p>C460977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DMG2302U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Default" office:value-type="string" calcext:value-type="string">
            <text:p>C909754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MMBT3904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5" office:value-type="string" calcext:value-type="string">
            <text:p>C6855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SP485EEN-L/TR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office:value-type="string" calcext:value-type="string">
            <text:p>C1957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TM1620 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table:style-name="ce4" office:value-type="string" calcext:value-type="string">
            <text:p>C181730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ULN2003A</text:p>
          </table:table-cell>
        </table:table-row>
        <table:table-row table:style-name="ro2">
          <table:table-cell office:value-type="string" calcext:value-type="string">
            <text:p>Inductor</text:p>
          </table:table-cell>
          <table:table-cell table:style-name="ce5" office:value-type="string" calcext:value-type="string">
            <text:p>C70308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8" office:value-type="string" calcext:value-type="string">
            <text:p>1.6A 4.7uH ±20% 2.3A 157mΩ 1210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527455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Jumper blue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office:value-type="string" calcext:value-type="string">
            <text:p>C5274548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Jumper red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527455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Jumper white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5274549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Jumper yellow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238127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Test Ring black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2906765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Test Ring red</text:p>
          </table:table-cell>
        </table:table-row>
        <table:table-row table:style-name="ro2">
          <table:table-cell office:value-type="string" calcext:value-type="string">
            <text:p>Jumper/Test</text:p>
          </table:table-cell>
          <table:table-cell table:style-name="ce4" office:value-type="string" calcext:value-type="string">
            <text:p>C238128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Test Ring yellow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table:style-name="ce4" office:value-type="string" calcext:value-type="string">
            <text:p>C98222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2" office:value-type="string" calcext:value-type="string">
            <text:p>LED 0805 blue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table:style-name="ce4" office:value-type="string" calcext:value-type="string">
            <text:p>C98221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LED 0805 green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table:style-name="ce4" office:value-type="string" calcext:value-type="string">
            <text:p>C125091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LED 0805 yellow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table:style-name="ce5" office:value-type="float" office:value="1005001835638842" calcext:value-type="float">
            <text:p>1005001835638842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5" office:value-type="string" calcext:value-type="string">
            <text:p>SK6812 RGBWW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C22588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SUNLIGHT SLR0282BH2C1BD-6.6 </text:p>
          </table:table-cell>
        </table:table-row>
        <table:table-row table:style-name="ro2">
          <table:table-cell office:value-type="string" calcext:value-type="string">
            <text:p>Module</text:p>
          </table:table-cell>
          <table:table-cell table:style-name="ce5" office:value-type="float" office:value="1005003575010329" calcext:value-type="float">
            <text:p>1005003575010329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Bluetooth Module</text:p>
          </table:table-cell>
        </table:table-row>
        <table:table-row table:style-name="ro2">
          <table:table-cell office:value-type="string" calcext:value-type="string">
            <text:p>Module</text:p>
          </table:table-cell>
          <table:table-cell table:style-name="ce4" office:value-type="float" office:value="1005004210325836" calcext:value-type="float">
            <text:p>1005004210325836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POE Injector 12V 2A</text:p>
          </table:table-cell>
        </table:table-row>
        <table:table-row table:style-name="ro2">
          <table:table-cell office:value-type="string" calcext:value-type="string">
            <text:p>Module</text:p>
          </table:table-cell>
          <table:table-cell table:style-name="ce4" office:value-type="float" office:value="1005006327593563" calcext:value-type="float">
            <text:p>1005006327593563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IR Transmitter</text:p>
          </table:table-cell>
        </table:table-row>
        <table:table-row table:style-name="ro2">
          <table:table-cell office:value-type="string" calcext:value-type="string">
            <text:p>Module</text:p>
          </table:table-cell>
          <table:table-cell table:style-name="ce4" office:value-type="float" office:value="4000905994833" calcext:value-type="float">
            <text:p>4000905994833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433Mhz RF Transmitter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5070119421" calcext:value-type="float">
            <text:p>100500507011942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2.5x10 Hex Fla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5070119421" calcext:value-type="float">
            <text:p>100500507011942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M2.5x6 Hex Fla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32798773566" calcext:value-type="float">
            <text:p>32798773566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3 Nu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5070119421" calcext:value-type="float">
            <text:p>100500507011942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3x12 Hex Fla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4048407401" calcext:value-type="float">
            <text:p>100500404840740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3x14 Hex Countersunk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6060186972" calcext:value-type="float">
            <text:p>1005006060186972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3x14 Standoff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table:style-name="ce4" office:value-type="string" calcext:value-type="string">
            <text:p>TFM-M3X5/DR213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table:style-name="ce7" office:value-type="string" calcext:value-type="string">
            <text:p>M3x5 Standoff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string" calcext:value-type="string">
            <text:p>TFF-M3X55/DR125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M3x55 Standoff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5070119421" calcext:value-type="float">
            <text:p>100500507011942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3x6 Hex Fla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32798773566" calcext:value-type="float">
            <text:p>32798773566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4 Nut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float" office:value="1005004048407401" calcext:value-type="float">
            <text:p>1005004048407401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office:value-type="string" calcext:value-type="string">
            <text:p>M4x16 Hex Countersunk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table:style-name="ce4" office:value-type="string" calcext:value-type="string">
            <text:p>17H910</text:p>
          </table:table-cell>
          <table:table-cell table:style-name="ce6" office:value-type="string" calcext:value-type="string">
            <text:p><text:a xlink:href="https://www.buerklin.com/" xlink:type="simple">https://www.buerklin.com</text:a></text:p>
          </table:table-cell>
          <table:table-cell table:style-name="ce10" office:value-type="string" calcext:value-type="string">
            <text:p>Mounting Cube 10mm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table:style-name="ce4" office:value-type="float" office:value="1005001639359312" calcext:value-type="float">
            <text:p>1005001639359312</text:p>
          </table:table-cell>
          <table:table-cell table:style-name="ce6" office:value-type="string" calcext:value-type="string">
            <text:p><text:a xlink:href="https://de.aliexpress.com/" xlink:type="simple">https://de.aliexpress.com</text:a></text:p>
          </table:table-cell>
          <table:table-cell table:style-name="ce7" office:value-type="string" calcext:value-type="string">
            <text:p>Nut M2.5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string" calcext:value-type="string">
            <text:p>BM4009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PG9 Cable Gland</text:p>
          </table:table-cell>
        </table:table-row>
        <table:table-row table:style-name="ro2">
          <table:table-cell office:value-type="string" calcext:value-type="string">
            <text:p>Mounting</text:p>
          </table:table-cell>
          <table:table-cell office:value-type="string" calcext:value-type="string">
            <text:p>BM4809</text:p>
          </table:table-cell>
          <table:table-cell office:value-type="string" calcext:value-type="string">
            <text:p><text:a xlink:href="https://www.tme.eu/" xlink:type="simple">https://www.tme.eu</text:a></text:p>
          </table:table-cell>
          <table:table-cell office:value-type="string" calcext:value-type="string">
            <text:p>PG9 Cable Gland Nut</text:p>
          </table:table-cell>
        </table:table-row>
        <table:table-row table:style-name="ro2">
          <table:table-cell office:value-type="string" calcext:value-type="string">
            <text:p>Rack</text:p>
          </table:table-cell>
          <table:table-cell table:style-name="ce4" office:value-type="string" calcext:value-type="string">
            <text:p>BGT VS1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table:style-name="ce10" office:value-type="string" calcext:value-type="string">
            <text:p>19“ Front Plate Holder</text:p>
          </table:table-cell>
        </table:table-row>
        <table:table-row table:style-name="ro2">
          <table:table-cell office:value-type="string" calcext:value-type="string">
            <text:p>Rack</text:p>
          </table:table-cell>
          <table:table-cell office:value-type="string" calcext:value-type="string">
            <text:p>MEN 3277.0883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office:value-type="string" calcext:value-type="string">
            <text:p>19“ Rack Handle</text:p>
          </table:table-cell>
        </table:table-row>
        <table:table-row table:style-name="ro2">
          <table:table-cell office:value-type="string" calcext:value-type="string">
            <text:p>Rack</text:p>
          </table:table-cell>
          <table:table-cell table:style-name="ce4" office:value-type="string" calcext:value-type="string">
            <text:p>71H225</text:p>
          </table:table-cell>
          <table:table-cell table:style-name="ce6" office:value-type="string" calcext:value-type="string">
            <text:p><text:a xlink:href="https://www.buerklin.com/" xlink:type="simple">https://www.buerklin.com</text:a></text:p>
          </table:table-cell>
          <table:table-cell table:style-name="ce7" office:value-type="string" calcext:value-type="string">
            <text:p>19” module carrier guide rails</text:p>
          </table:table-cell>
        </table:table-row>
        <table:table-row table:style-name="ro2">
          <table:table-cell office:value-type="string" calcext:value-type="string">
            <text:p>Rack</text:p>
          </table:table-cell>
          <table:table-cell table:style-name="ce4" office:value-type="string" calcext:value-type="string">
            <text:p>71H205</text:p>
          </table:table-cell>
          <table:table-cell table:style-name="ce6" office:value-type="string" calcext:value-type="string">
            <text:p><text:a xlink:href="https://www.buerklin.com/" xlink:type="simple">https://www.buerklin.com</text:a></text:p>
          </table:table-cell>
          <table:table-cell table:style-name="ce7" office:value-type="string" calcext:value-type="string">
            <text:p>19” module carrier threaded strips</text:p>
          </table:table-cell>
        </table:table-row>
        <table:table-row table:style-name="ro2">
          <table:table-cell office:value-type="string" calcext:value-type="string">
            <text:p>Rack</text:p>
          </table:table-cell>
          <table:table-cell table:style-name="ce4" office:value-type="string" calcext:value-type="string">
            <text:p>BGT 384-180</text:p>
          </table:table-cell>
          <table:table-cell table:style-name="ce6" office:value-type="string" calcext:value-type="string">
            <text:p><text:a xlink:href="https://www.reichelt.de/" xlink:type="simple">https://www.reichelt.de</text:a></text:p>
          </table:table-cell>
          <table:table-cell table:style-name="ce7" office:value-type="string" calcext:value-type="string">
            <text:p>19” Rack 3HE, 84TE, 178mm</text:p>
          </table:table-cell>
        </table:table-row>
        <table:table-row table:style-name="ro2">
          <table:table-cell office:value-type="string" calcext:value-type="string">
            <text:p>Relay</text:p>
          </table:table-cell>
          <table:table-cell office:value-type="string" calcext:value-type="string">
            <text:p>C231374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G5RL-1A-E-HR DC12 12V</text:p>
          </table:table-cell>
        </table:table-row>
        <table:table-row table:style-name="ro2">
          <table:table-cell office:value-type="string" calcext:value-type="string">
            <text:p>Relay</text:p>
          </table:table-cell>
          <table:table-cell table:style-name="ce4" office:value-type="string" calcext:value-type="string">
            <text:p>C23510 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HFD4/5 5V DPDT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C17477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0R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C3152217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0k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C17415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0R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C2528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20R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C17471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50R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C17513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1k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C3152182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1M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C17526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office:value-type="string" calcext:value-type="string">
            <text:p>2k4 0805</text:p>
          </table:table-cell>
        </table:table-row>
        <table:table-row table:style-name="ro2">
          <table:table-cell office:value-type="string" calcext:value-type="string">
            <text:p>Resistor</text:p>
          </table:table-cell>
          <table:table-cell table:style-name="ce5" office:value-type="string" calcext:value-type="string">
            <text:p>C2907340</text:p>
          </table:table-cell>
          <table:table-cell table:style-name="ce6" office:value-type="string" calcext:value-type="string">
            <text:p><text:a xlink:href="https://www.lcsc.com/" xlink:type="simple">https://www.lcsc.com</text:a></text:p>
          </table:table-cell>
          <table:table-cell table:style-name="ce7" office:value-type="string" calcext:value-type="string">
            <text:p>680R 0805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>
          <table:table-cell/>
          <table:table-cell table:style-name="ce4"/>
          <table:table-cell table:style-name="ce6"/>
          <table:table-cell table:style-name="ce7"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4"/>
          <table:table-cell table:style-name="ce6"/>
          <table:table-cell table:style-name="ce7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5"/>
          <table:table-cell table:style-name="ce6"/>
          <table:table-cell table:style-name="ce7"/>
        </table:table-row>
        <table:table-row table:style-name="ro2">
          <table:table-cell/>
          <table:table-cell table:style-name="ce4"/>
          <table:table-cell table:style-name="ce6"/>
          <table:table-cell table:style-name="ce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ce4"/>
          <table:table-cell table:style-name="ce6"/>
          <table:table-cell table:style-name="ce7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 table:number-rows-repeated="6">
          <table:table-cell/>
          <table:table-cell table:style-name="Default"/>
          <table:table-cell table:number-columns-repeated="2"/>
        </table:table-row>
        <table:table-row table:style-name="ro2" table:number-rows-repeated="8">
          <table:table-cell table:number-columns-repeated="4"/>
        </table:table-row>
        <table:table-row table:style-name="ro2" table:number-rows-repeated="9">
          <table:table-cell/>
          <table:table-cell table:style-name="Default"/>
          <table:table-cell table:number-columns-repeated="2"/>
        </table:table-row>
        <table:table-row table:style-name="ro2" table:number-rows-repeated="104841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Parts.A1:Parts.D1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.00.0000</text:date>, <text:time style:data-style-name="N2" text:time-value="07:04:41.99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21:15:14.033000000</meta:creation-date>
    <dc:date>2024-04-03T07:08:58.645000000</dc:date>
    <meta:editing-duration>PT4H25M41S</meta:editing-duration>
    <meta:editing-cycles>171</meta:editing-cycles>
    <meta:generator>LibreOffice/7.5.8.2$Windows_X86_64 LibreOffice_project/f718d63693263970429a68f568db6046aaa9df01</meta:generator>
    <meta:document-statistic meta:table-count="1" meta:cell-count="460" meta:object-count="0"/>
  </office:meta>
</office:document-meta>
</file>